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additional_ta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canonical">
            <text:p>canonical</text:p>
          </table:table-cell>
        </table:table-row>
      </table:table>
      <table:table table:name="archive_warnin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</table:table-row>
        <table:table-row>
          <table:table-cell office:value-type="string" office:value="Choose Not To Use Archive Warnings">
            <text:p>Choose Not To Use Archive Warnings</text:p>
          </table:table-cell>
          <table:table-cell office:value-type="string" office:value="choose not to use">
            <text:p>choose not to use</text:p>
          </table:table-cell>
        </table:table-row>
        <table:table-row>
          <table:table-cell office:value-type="string" office:value="Graphic Depictions Of Violence">
            <text:p>Graphic Depictions Of Violence</text:p>
          </table:table-cell>
          <table:table-cell office:value-type="string" office:value="violence">
            <text:p>violence</text:p>
          </table:table-cell>
        </table:table-row>
        <table:table-row>
          <table:table-cell office:value-type="string" office:value="Major Character Death">
            <text:p>Major Character Death</text:p>
          </table:table-cell>
          <table:table-cell office:value-type="string" office:value="mcd">
            <text:p>mcd</text:p>
          </table:table-cell>
        </table:table-row>
        <table:table-row>
          <table:table-cell office:value-type="string" office:value="No Archive Warnings Apply">
            <text:p>No Archive Warnings Apply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Rape/Non-Con">
            <text:p>Rape/Non-Con</text:p>
          </table:table-cell>
          <table:table-cell office:value-type="string" office:value="noncon">
            <text:p>noncon</text:p>
          </table:table-cell>
        </table:table-row>
        <table:table-row>
          <table:table-cell office:value-type="string" office:value="Underage ">
            <text:p>Underage </text:p>
          </table:table-cell>
          <table:table-cell office:value-type="string" office:value="underage">
            <text:p>underage</text:p>
          </table:table-cell>
        </table:table-row>
      </table:table>
      <table:table table:name="character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canonical">
            <text:p>canonical</text:p>
          </table:table-cell>
        </table:table-row>
      </table:table>
      <table:table table:name="contributing_role">
        <table:table-row>
          <table:table-cell table:style-name="pd1" office:value-type="string" office:value="role">
            <text:p>role</text:p>
          </table:table-cell>
        </table:table-row>
        <table:table-row>
          <table:table-cell office:value-type="string" office:value="multivoice participant">
            <text:p>multivoice participant</text:p>
          </table:table-cell>
        </table:table-row>
        <table:table-row>
          <table:table-cell office:value-type="string" office:value="editor">
            <text:p>editor</text:p>
          </table:table-cell>
        </table:table-row>
        <table:table-row>
          <table:table-cell office:value-type="string" office:value="organizer">
            <text:p>organizer</text:p>
          </table:table-cell>
        </table:table-row>
        <table:table-row>
          <table:table-cell office:value-type="string" office:value="artist">
            <text:p>artist</text:p>
          </table:table-cell>
        </table:table-row>
        <table:table-row>
          <table:table-cell office:value-type="string" office:value="cocreator">
            <text:p>cocreator</text:p>
          </table:table-cell>
        </table:table-row>
        <table:table-row>
          <table:table-cell office:value-type="string" office:value="writer">
            <text:p>writer</text:p>
          </table:table-cell>
        </table:table-row>
      </table:table>
      <table:table table:name="contribution">
        <table:table-row>
          <table:table-cell table:style-name="pd1" office:value-type="string" office:value="project_section_contributed_to">
            <text:p>project_section_contributed_to</text:p>
          </table:table-cell>
          <table:table-cell table:style-name="pd1" office:value-type="string" office:value="account_to_credit">
            <text:p>account_to_credit</text:p>
          </table:table-cell>
          <table:table-cell table:style-name="pd1" office:value-type="string" office:value="role">
            <text:p>role</text:p>
          </table:table-cell>
          <table:table-cell table:style-name="pd1" office:value-type="string" office:value="multivoice_character">
            <text:p>multivoice_character</text:p>
          </table:table-cell>
          <table:table-cell table:style-name="pd1" office:value-type="string" office:value="ao3_cocreator">
            <text:p>ao3_cocreator</text:p>
          </table:table-cell>
        </table:table-row>
      </table:table>
      <table:table table:name="creation_type">
        <table:table-row>
          <table:table-cell table:style-name="pd1" office:value-type="string" office:value="type">
            <text:p>type</text:p>
          </table:table-cell>
        </table:table-row>
        <table:table-row>
          <table:table-cell office:value-type="string" office:value="podfic">
            <text:p>podfic</text:p>
          </table:table-cell>
        </table:table-row>
        <table:table-row>
          <table:table-cell office:value-type="string" office:value="fanfic">
            <text:p>fanfic</text:p>
          </table:table-cell>
        </table:table-row>
        <table:table-row>
          <table:table-cell office:value-type="string" office:value="podvid">
            <text:p>podvid</text:p>
          </table:table-cell>
        </table:table-row>
        <table:table-row>
          <table:table-cell office:value-type="string" office:value="fanart">
            <text:p>fanart</text:p>
          </table:table-cell>
        </table:table-row>
        <table:table-row>
          <table:table-cell office:value-type="string" office:value="zine">
            <text:p>zine</text:p>
          </table:table-cell>
        </table:table-row>
      </table:table>
      <table:table table:name="data_field">
        <table:table-row>
          <table:table-cell table:style-name="pd1" office:value-type="string" office:value="table_name">
            <text:p>table_name</text:p>
          </table:table-cell>
          <table:table-cell table:style-name="pd1" office:value-type="string" office:value="field_name">
            <text:p>field_name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from_foreign_table">
            <text:p>from_foreign_table</text:p>
          </table:table-cell>
          <table:table-cell table:style-name="pd1" office:value-type="string" office:value="part_of_display_name">
            <text:p>part_of_display_name</text:p>
          </table:table-cell>
          <table:table-cell table:style-name="pd1" office:value-type="string" office:value="mandatory">
            <text:p>mandatory</text:p>
          </table:table-cell>
          <table:table-cell table:style-name="pd1" office:value-type="string" office:value="default_value">
            <text:p>default_value</text:p>
          </table:table-cell>
          <table:table-cell table:style-name="pd1" office:value-type="string" office:value="display_in_table">
            <text:p>display_in_table</text:p>
          </table:table-cell>
          <table:table-cell table:style-name="pd1" office:value-type="string" office:value="display_order_in_table">
            <text:p>display_order_in_table</text:p>
          </table:table-cell>
        </table:table-row>
      </table:table>
      <table:table table:name="data_table">
        <table:table-row>
          <table:table-cell table:style-name="pd1" office:value-type="string" office:value="table_name">
            <text:p>table_name</text:p>
          </table:table-cell>
          <table:table-cell table:style-name="pd1" office:value-type="string" office:value="sort_rows_by">
            <text:p>sort_rows_by</text:p>
          </table:table-cell>
        </table:table-row>
      </table:table>
      <table:table table:name="fandom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default_category">
            <text:p>default_category</text:p>
          </table:table-cell>
          <table:table-cell table:style-name="pd1" office:value-type="string" office:value="canonical">
            <text:p>canonical</text:p>
          </table:table-cell>
        </table:table-row>
      </table:table>
      <table:table table:name="fandom_category">
        <table:table-row>
          <table:table-cell table:style-name="pd1" office:value-type="string" office:value="category">
            <text:p>category</text:p>
          </table:table-cell>
        </table:table-row>
        <table:table-row>
          <table:table-cell office:value-type="string" office:value="books and original works">
            <text:p>books and original works</text:p>
          </table:table-cell>
        </table:table-row>
        <table:table-row>
          <table:table-cell office:value-type="string" office:value="movies and TV shows">
            <text:p>movies and TV shows</text:p>
          </table:table-cell>
        </table:table-row>
        <table:table-row>
          <table:table-cell office:value-type="string" office:value="comics and webcomics">
            <text:p>comics and webcomics</text:p>
          </table:table-cell>
        </table:table-row>
        <table:table-row>
          <table:table-cell office:value-type="string" office:value="RPF">
            <text:p>RPF</text:p>
          </table:table-cell>
        </table:table-row>
      </table:table>
      <table:table table:name="language">
        <table:table-row>
          <table:table-cell table:style-name="pd1" office:value-type="string" office:value="language">
            <text:p>language</text:p>
          </table:table-cell>
          <table:table-cell table:style-name="pd1" office:value-type="string" office:value="abbreviation">
            <text:p>abbreviation</text:p>
          </table:table-cell>
        </table:table-row>
        <table:table-row>
          <table:table-cell office:value-type="string" office:value="Français">
            <text:p>Français</text:p>
          </table:table-cell>
          <table:table-cell office:value-type="string" office:value="fr">
            <text:p>fr</text:p>
          </table:table-cell>
        </table:table-row>
        <table:table-row>
          <table:table-cell office:value-type="string" office:value="English">
            <text:p>English</text:p>
          </table:table-cell>
          <table:table-cell office:value-type="string" office:value="en">
            <text:p>en</text:p>
          </table:table-cell>
        </table:table-row>
        <table:table-row>
          <table:table-cell office:value-type="string" office:value="Deutsch">
            <text:p>Deutsch</text:p>
          </table:table-cell>
          <table:table-cell office:value-type="string" office:value="de">
            <text:p>de</text:p>
          </table:table-cell>
        </table:table-row>
      </table:table>
      <table:table table:name="media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title">
            <text:p>title</text:p>
          </table:table-cell>
          <table:table-cell table:style-name="pd1" office:value-type="string" office:value="creation_type">
            <text:p>creation_type</text:p>
          </table:table-cell>
          <table:table-cell table:style-name="pd1" office:value-type="string" office:value="path_to_raw_file">
            <text:p>path_to_raw_file</text:p>
          </table:table-cell>
          <table:table-cell table:style-name="pd1" office:value-type="string" office:value="path_to_compressed_file">
            <text:p>path_to_compressed_file</text:p>
          </table:table-cell>
          <table:table-cell table:style-name="pd1" office:value-type="string" office:value="audio_cover_art">
            <text:p>audio_cover_art</text:p>
          </table:table-cell>
          <table:table-cell table:style-name="pd1" office:value-type="string" office:value="audio_length">
            <text:p>audio_length</text:p>
          </table:table-cell>
          <table:table-cell table:style-name="pd1" office:value-type="string" office:value="order_in_project_section">
            <text:p>order_in_project_section</text:p>
          </table:table-cell>
          <table:table-cell table:style-name="pd1" office:value-type="string" office:value="display_in_work">
            <text:p>display_in_work</text:p>
          </table:table-cell>
          <table:table-cell table:style-name="pd1" office:value-type="string" office:value="direct_hosting_link">
            <text:p>direct_hosting_link</text:p>
          </table:table-cell>
          <table:table-cell table:style-name="pd1" office:value-type="string" office:value="image_alt_text">
            <text:p>image_alt_text</text:p>
          </table:table-cell>
          <table:table-cell table:style-name="pd1" office:value-type="string" office:value="media_type">
            <text:p>media_type</text:p>
          </table:table-cell>
        </table:table-row>
      </table:table>
      <table:table table:name="media_type">
        <table:table-row>
          <table:table-cell table:style-name="pd1" office:value-type="string" office:value="type">
            <text:p>type</text:p>
          </table:table-cell>
        </table:table-row>
        <table:table-row>
          <table:table-cell office:value-type="string" office:value="audio">
            <text:p>audio</text:p>
          </table:table-cell>
        </table:table-row>
        <table:table-row>
          <table:table-cell office:value-type="string" office:value="text">
            <text:p>text</text:p>
          </table:table-cell>
        </table:table-row>
        <table:table-row>
          <table:table-cell office:value-type="string" office:value="graphic">
            <text:p>graphic</text:p>
          </table:table-cell>
        </table:table-row>
        <table:table-row>
          <table:table-cell office:value-type="string" office:value="video">
            <text:p>video</text:p>
          </table:table-cell>
        </table:table-row>
      </table:table>
      <table:table table:name="occasion_occurrence">
        <table:table-row>
          <table:table-cell table:style-name="pd1" office:value-type="string" office:value="occasion">
            <text:p>occasion</text:p>
          </table:table-cell>
          <table:table-cell table:style-name="pd1" office:value-type="string" office:value="occurrence">
            <text:p>occurrence</text:p>
          </table:table-cell>
          <table:table-cell table:style-name="pd1" office:value-type="string" office:value="AO3_collection">
            <text:p>AO3_collection</text:p>
          </table:table-cell>
          <table:table-cell table:style-name="pd1" office:value-type="string" office:value="AO3_series">
            <text:p>AO3_series</text:p>
          </table:table-cell>
        </table:table-row>
      </table:table>
      <table:table table:name="occasion_type">
        <table:table-row>
          <table:table-cell table:style-name="pd1" office:value-type="string" office:value="type">
            <text:p>type</text:p>
          </table:table-cell>
          <table:table-cell table:style-name="pd1" office:value-type="string" office:value="requires_recipient">
            <text:p>requires_recipient</text:p>
          </table:table-cell>
        </table:table-row>
        <table:table-row>
          <table:table-cell office:value-type="string" office:value="exchange">
            <text:p>exchange</text:p>
          </table:table-cell>
          <table:table-cell office:value-type="string" office:value="yes">
            <text:p>yes</text:p>
          </table:table-cell>
        </table:table-row>
        <table:table-row>
          <table:table-cell office:value-type="string" office:value="fest">
            <text:p>fest</text:p>
          </table:table-cell>
          <table:table-cell office:value-type="string" office:value="no">
            <text:p>no</text:p>
          </table:table-cell>
        </table:table-row>
        <table:table-row>
          <table:table-cell office:value-type="string" office:value="challenge">
            <text:p>challenge</text:p>
          </table:table-cell>
          <table:table-cell office:value-type="string" office:value="no">
            <text:p>no</text:p>
          </table:table-cell>
        </table:table-row>
        <table:table-row>
          <table:table-cell office:value-type="string" office:value="bang">
            <text:p>bang</text:p>
          </table:table-cell>
          <table:table-cell office:value-type="string" office:value="no">
            <text:p>no</text:p>
          </table:table-cell>
        </table:table-row>
      </table:table>
      <table:table table:name="pairin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default_category">
            <text:p>default_category</text:p>
          </table:table-cell>
        </table:table-row>
      </table:table>
      <table:table table:name="pairing_category">
        <table:table-row>
          <table:table-cell table:style-name="pd1" office:value-type="string" office:value="default_AO3_tag">
            <text:p>default_AO3_tag</text:p>
          </table:table-cell>
          <table:table-cell table:style-name="pd1" office:value-type="string" office:value="detailed_category">
            <text:p>detailed_category</text:p>
          </table:table-cell>
        </table:table-row>
        <table:table-row>
          <table:table-cell office:value-type="string" office:value="M/M">
            <text:p>M/M</text:p>
          </table:table-cell>
          <table:table-cell office:value-type="string" office:value="M/M">
            <text:p>M/M</text:p>
          </table:table-cell>
        </table:table-row>
        <table:table-row>
          <table:table-cell office:value-type="string" office:value="F/M">
            <text:p>F/M</text:p>
          </table:table-cell>
          <table:table-cell office:value-type="string" office:value="F/M">
            <text:p>F/M</text:p>
          </table:table-cell>
        </table:table-row>
        <table:table-row>
          <table:table-cell office:value-type="string" office:value="F/F">
            <text:p>F/F</text:p>
          </table:table-cell>
          <table:table-cell office:value-type="string" office:value="F/F">
            <text:p>F/F</text:p>
          </table:table-cell>
        </table:table-row>
        <table:table-row>
          <table:table-cell office:value-type="string" office:value="Other">
            <text:p>Other</text:p>
          </table:table-cell>
          <table:table-cell office:value-type="string" office:value="Other">
            <text:p>Other</text:p>
          </table:table-cell>
        </table:table-row>
        <table:table-row>
          <table:table-cell office:value-type="string" office:value="Multi">
            <text:p>Multi</text:p>
          </table:table-cell>
          <table:table-cell office:value-type="string" office:value="Multi">
            <text:p>Multi</text:p>
          </table:table-cell>
        </table:table-row>
        <table:table-row>
          <table:table-cell office:value-type="string" office:value="Gen">
            <text:p>Gen</text:p>
          </table:table-cell>
          <table:table-cell office:value-type="string" office:value="Gen">
            <text:p>Gen</text:p>
          </table:table-cell>
        </table:table-row>
      </table:table>
      <table:table table:name="person">
        <table:table-row>
          <table:table-cell table:style-name="pd1" office:value-type="string" office:value="unique_name">
            <text:p>unique_name</text:p>
          </table:table-cell>
          <table:table-cell table:style-name="pd1" office:value-type="string" office:value="usage_name">
            <text:p>usage_name</text:p>
          </table:table-cell>
          <table:table-cell table:style-name="pd1" office:value-type="string" office:value="pronouns">
            <text:p>pronouns</text:p>
          </table:table-cell>
          <table:table-cell table:style-name="pd1" office:value-type="string" office:value="me">
            <text:p>me</text:p>
          </table:table-cell>
        </table:table-row>
      </table:table>
      <table:table table:name="process_stage">
        <table:table-row>
          <table:table-cell table:style-name="pd1" office:value-type="string" office:value="stage">
            <text:p>stage</text:p>
          </table:table-cell>
          <table:table-cell table:style-name="pd1" office:value-type="string" office:value="row_order">
            <text:p>row_order</text:p>
          </table:table-cell>
        </table:table-row>
        <table:table-row>
          <table:table-cell office:value-type="string" office:value="1 - recording">
            <text:p>1 - recording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2 - editing">
            <text:p>2 - editing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3 - cover art">
            <text:p>3 - cover art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4 - posting">
            <text:p>4 - posting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5 - promo">
            <text:p>5 - promo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6 - archiving">
            <text:p>6 - archiving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other">
            <text:p>other</text:p>
          </table:table-cell>
          <table:table-cell office:value-type="float" office:value="100000">
            <text:p>100000</text:p>
          </table:table-cell>
        </table:table-row>
      </table:table>
      <table:table table:name="process_status">
        <table:table-row>
          <table:table-cell table:style-name="pd1" office:value-type="string" office:value="status">
            <text:p>status</text:p>
          </table:table-cell>
          <table:table-cell table:style-name="pd1" office:value-type="string" office:value="row_order">
            <text:p>row_order</text:p>
          </table:table-cell>
        </table:table-row>
        <table:table-row>
          <table:table-cell office:value-type="string" office:value="to do">
            <text:p>to do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ongoing">
            <text:p>ongoing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done">
            <text:p>done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not applicable">
            <text:p>not applicable</text:p>
          </table:table-cell>
          <table:table-cell office:value-type="float" office:value="100000">
            <text:p>100000</text:p>
          </table:table-cell>
        </table:table-row>
      </table:table>
      <table:table table:name="project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audio_length">
            <text:p>audio_length</text:p>
          </table:table-cell>
          <table:table-cell table:style-name="pd1" office:value-type="string" office:value="recorded_wordcount">
            <text:p>recorded_wordcount</text:p>
          </table:table-cell>
          <table:table-cell table:style-name="pd1" office:value-type="string" office:value="link_to_Gdrive_folder">
            <text:p>link_to_Gdrive_folder</text:p>
          </table:table-cell>
          <table:table-cell table:style-name="pd1" office:value-type="string" office:value="link_to_IA_item">
            <text:p>link_to_IA_item</text:p>
          </table:table-cell>
          <table:table-cell table:style-name="pd1" office:value-type="string" office:value="link_to_AO3_work">
            <text:p>link_to_AO3_work</text:p>
          </table:table-cell>
        </table:table-row>
      </table:table>
      <table:table table:name="additional_tag_in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tag">
            <text:p>tag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tags">
            <text:p>order_in_tags</text:p>
          </table:table-cell>
        </table:table-row>
      </table:table>
      <table:table table:name="archive_warning_in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tag">
            <text:p>tag</text:p>
          </table:table-cell>
        </table:table-row>
      </table:table>
      <table:table table:name="character_in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tag">
            <text:p>tag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tags">
            <text:p>order_in_tags</text:p>
          </table:table-cell>
        </table:table-row>
      </table:table>
      <table:table table:name="fandom_in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tag">
            <text:p>tag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tags">
            <text:p>order_in_tags</text:p>
          </table:table-cell>
        </table:table-row>
      </table:table>
      <table:table table:name="fandom_category_in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tag">
            <text:p>tag</text:p>
          </table:table-cell>
        </table:table-row>
      </table:table>
      <table:table table:name="occasion_for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occasion_occurrence">
            <text:p>occasion_occurrence</text:p>
          </table:table-cell>
          <table:table-cell table:style-name="pd1" office:value-type="string" office:value="recipient_if_any">
            <text:p>recipient_if_any</text:p>
          </table:table-cell>
          <table:table-cell table:style-name="pd1" office:value-type="string" office:value="square_if_any">
            <text:p>square_if_any</text:p>
          </table:table-cell>
          <table:table-cell table:style-name="pd1" office:value-type="string" office:value="short_prompt_if_any">
            <text:p>short_prompt_if_any</text:p>
          </table:table-cell>
          <table:table-cell table:style-name="pd1" office:value-type="string" office:value="full_prompt_if_any">
            <text:p>full_prompt_if_any</text:p>
          </table:table-cell>
        </table:table-row>
      </table:table>
      <table:table table:name="pairing_in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tag">
            <text:p>tag</text:p>
          </table:table-cell>
          <table:table-cell table:style-name="pd1" office:value-type="string" office:value="main_tag">
            <text:p>main_tag</text:p>
          </table:table-cell>
          <table:table-cell table:style-name="pd1" office:value-type="string" office:value="order_in_tags">
            <text:p>order_in_tags</text:p>
          </table:table-cell>
        </table:table-row>
      </table:table>
      <table:table table:name="pairing_category_in_project">
        <table:table-row>
          <table:table-cell table:style-name="pd1" office:value-type="string" office:value="project_section_it_applies_to">
            <text:p>project_section_it_applies_to</text:p>
          </table:table-cell>
          <table:table-cell table:style-name="pd1" office:value-type="string" office:value="tag">
            <text:p>tag</text:p>
          </table:table-cell>
        </table:table-row>
      </table:table>
      <table:table table:name="project_section">
        <table:table-row>
          <table:table-cell table:style-name="pd1" office:value-type="string" office:value="project">
            <text:p>project</text:p>
          </table:table-cell>
          <table:table-cell table:style-name="pd1" office:value-type="string" office:value="section_name">
            <text:p>section_name</text:p>
          </table:table-cell>
          <table:table-cell table:style-name="pd1" office:value-type="string" office:value="section_number">
            <text:p>section_number</text:p>
          </table:table-cell>
          <table:table-cell table:style-name="pd1" office:value-type="string" office:value="audio_length">
            <text:p>audio_length</text:p>
          </table:table-cell>
          <table:table-cell table:style-name="pd1" office:value-type="string" office:value="recorded_wordcount">
            <text:p>recorded_wordcount</text:p>
          </table:table-cell>
          <table:table-cell table:style-name="pd1" office:value-type="string" office:value="rating">
            <text:p>rating</text:p>
          </table:table-cell>
          <table:table-cell table:style-name="pd1" office:value-type="string" office:value="template_type">
            <text:p>template_type</text:p>
          </table:table-cell>
          <table:table-cell table:style-name="pd1" office:value-type="string" office:value="template_language">
            <text:p>template_language</text:p>
          </table:table-cell>
          <table:table-cell table:style-name="pd1" office:value-type="string" office:value="link_to_AO3_work">
            <text:p>link_to_AO3_work</text:p>
          </table:table-cell>
          <table:table-cell table:style-name="pd1" office:value-type="string" office:value="link_to_Twitter_post">
            <text:p>link_to_Twitter_post</text:p>
          </table:table-cell>
          <table:table-cell table:style-name="pd1" office:value-type="string" office:value="link_to_Tumblr_post">
            <text:p>link_to_Tumblr_post</text:p>
          </table:table-cell>
          <table:table-cell table:style-name="pd1" office:value-type="string" office:value="link_to_DW_post">
            <text:p>link_to_DW_post</text:p>
          </table:table-cell>
        </table:table-row>
      </table:table>
      <table:table table:name="project_status_by_stage">
        <table:table-row>
          <table:table-cell table:style-name="pd1" office:value-type="string" office:value="project_section">
            <text:p>project_section</text:p>
          </table:table-cell>
          <table:table-cell table:style-name="pd1" office:value-type="string" office:value="stage">
            <text:p>stag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last_updated">
            <text:p>last_updated</text:p>
          </table:table-cell>
          <table:table-cell table:style-name="pd1" office:value-type="string" office:value="comments">
            <text:p>comments</text:p>
          </table:table-cell>
        </table:table-row>
      </table:table>
      <table:table table:name="ratin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  <table:table-cell table:style-name="pd1" office:value-type="string" office:value="row_order">
            <text:p>row_order</text:p>
          </table:table-cell>
        </table:table-row>
        <table:table-row>
          <table:table-cell office:value-type="string" office:value="General Audiences">
            <text:p>General Audiences</text:p>
          </table:table-cell>
          <table:table-cell office:value-type="string" office:value="G">
            <text:p>G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Teen And Up Audiences">
            <text:p>Teen And Up Audiences</text:p>
          </table:table-cell>
          <table:table-cell office:value-type="string" office:value="T">
            <text:p>T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Mature">
            <text:p>Mature</text:p>
          </table:table-cell>
          <table:table-cell office:value-type="string" office:value="M">
            <text:p>M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Explicit">
            <text:p>Explicit</text:p>
          </table:table-cell>
          <table:table-cell office:value-type="string" office:value="E">
            <text:p>E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Not Rated">
            <text:p>Not Rated</text:p>
          </table:table-cell>
          <table:table-cell office:value-type="string" office:value="None">
            <text:p>None</text:p>
          </table:table-cell>
          <table:table-cell office:value-type="float" office:value="500">
            <text:p>500</text:p>
          </table:table-cell>
        </table:table-row>
      </table:table>
      <table:table table:name="recurring_occasion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type">
            <text:p>type</text:p>
          </table:table-cell>
        </table:table-row>
      </table:table>
      <table:table table:name="socmed_account">
        <table:table-row>
          <table:table-cell table:style-name="pd1" office:value-type="string" office:value="platform">
            <text:p>platform</text:p>
          </table:table-cell>
          <table:table-cell table:style-name="pd1" office:value-type="string" office:value="handle">
            <text:p>handle</text:p>
          </table:table-cell>
          <table:table-cell table:style-name="pd1" office:value-type="string" office:value="person">
            <text:p>person</text:p>
          </table:table-cell>
          <table:table-cell table:style-name="pd1" office:value-type="string" office:value="main_ao3_pseud">
            <text:p>main_ao3_pseud</text:p>
          </table:table-cell>
          <table:table-cell table:style-name="pd1" office:value-type="string" office:value="link">
            <text:p>link</text:p>
          </table:table-cell>
        </table:table-row>
      </table:table>
      <table:table table:name="socmed_platform">
        <table:table-row>
          <table:table-cell table:style-name="pd1" office:value-type="string" office:value="platform">
            <text:p>platform</text:p>
          </table:table-cell>
        </table:table-row>
        <table:table-row>
          <table:table-cell office:value-type="string" office:value="Tumblr">
            <text:p>Tumblr</text:p>
          </table:table-cell>
        </table:table-row>
        <table:table-row>
          <table:table-cell office:value-type="string" office:value="Twitter/X">
            <text:p>Twitter/X</text:p>
          </table:table-cell>
        </table:table-row>
        <table:table-row>
          <table:table-cell office:value-type="string" office:value="Bsky">
            <text:p>Bsky</text:p>
          </table:table-cell>
        </table:table-row>
        <table:table-row>
          <table:table-cell office:value-type="string" office:value="Dreamwidth">
            <text:p>Dreamwidth</text:p>
          </table:table-cell>
        </table:table-row>
        <table:table-row>
          <table:table-cell office:value-type="string" office:value="Mastodon">
            <text:p>Mastodon</text:p>
          </table:table-cell>
        </table:table-row>
        <table:table-row>
          <table:table-cell office:value-type="string" office:value="Email">
            <text:p>Email</text:p>
          </table:table-cell>
        </table:table-row>
      </table:table>
      <table:table table:name="source_credit">
        <table:table-row>
          <table:table-cell table:style-name="pd1" office:value-type="string" office:value="title">
            <text:p>title</text:p>
          </table:table-cell>
          <table:table-cell table:style-name="pd1" office:value-type="string" office:value="creator_from_database">
            <text:p>creator_from_database</text:p>
          </table:table-cell>
          <table:table-cell table:style-name="pd1" office:value-type="string" office:value="creator_from_text">
            <text:p>creator_from_text</text:p>
          </table:table-cell>
          <table:table-cell table:style-name="pd1" office:value-type="string" office:value="media">
            <text:p>media</text:p>
          </table:table-cell>
          <table:table-cell table:style-name="pd1" office:value-type="string" office:value="parent_work_on_AO3">
            <text:p>parent_work_on_AO3</text:p>
          </table:table-cell>
          <table:table-cell table:style-name="pd1" office:value-type="string" office:value="blanket_permission">
            <text:p>blanket_permission</text:p>
          </table:table-cell>
          <table:table-cell table:style-name="pd1" office:value-type="string" office:value="link">
            <text:p>link</text:p>
          </table:table-cell>
          <table:table-cell table:style-name="pd1" office:value-type="string" office:value="description">
            <text:p>description</text:p>
          </table:table-cell>
          <table:table-cell table:style-name="pd1" office:value-type="string" office:value="recorded_wordcount">
            <text:p>recorded_wordcount</text:p>
          </table:table-cell>
        </table:table-row>
      </table:table>
      <table:table table:name="template_type">
        <table:table-row>
          <table:table-cell table:style-name="pd1" office:value-type="string" office:value="type">
            <text:p>type</text:p>
          </table:table-cell>
        </table:table-row>
        <table:table-row>
          <table:table-cell office:value-type="string" office:value="chaptered podfic">
            <text:p>chaptered podfic</text:p>
          </table:table-cell>
        </table:table-row>
        <table:table-row>
          <table:table-cell office:value-type="string" office:value="single-chaptered podfic">
            <text:p>single-chaptered podfi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